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HttpMessageWriter.getMediaType(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HttpMessageWriter.getWrit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Writer.serializeForm( MultiValueMap &lt; String , String &gt; formData ,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HttpMessageWriter.canWrite( ResolvableType elementType , @ Nullable MediaType medi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HttpMessageWriter.write( Publisher &lt; ? extends MultiValueMap &lt; String , String &gt; &gt; inputStream , ResolvableType elementType , @ Nullable MediaType mediaType , ReactiveHttpOutputMessage message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HttpMessageWriter.logFormData( MultiValueMap &lt; String , String &gt; form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HttpMessageWriter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Writer.setDefaul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